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3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Liberation Sans" style:font-name-asian="AR PL SungtiL GB" style:font-name-complex="FreeSans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ext-properties style:text-outline="false" style:text-line-through-style="none" style:text-line-through-type="none" style:font-name="DejaVu Sans Mono" fo:font-size="11.5pt" fo:language="none" fo:country="none" fo:font-style="normal" fo:text-shadow="none" style:text-underline-style="none" style:text-underline-mode="continuous" style:text-overline-mode="continuous" style:text-line-through-mode="continuous" style:font-size-asian="11.5pt" style:language-asian="none" style:country-asian="none" style:font-style-asian="normal" style:font-size-complex="11.5pt" style:language-complex="none" style:country-complex="none" style:font-style-complex="normal" style:text-emphasize="none" style:font-relief="none" style:text-overline-style="none" style:text-overline-color="font-color"/>
    </style:style>
    <style:style style:name="T1" style:family="text">
      <style:text-properties style:font-size-complex="11.5pt" fo:color="#ff8100" style:font-weight-complex="bold" fo:font-size="11.5pt" style:font-style-asian="normal" fo:font-style="normal" fo:font-weight="bold" style:font-name="DejaVu Sans Mono" style:font-weight-asian="bold" style:font-size-asian="11.5pt" style:font-style-complex="normal" style:font-name-complex="DejaVu Sans Mono" style:font-name-asian="DejaVu Sans Mono"/>
    </style:style>
    <style:style style:name="T2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fo:font-weight="normal" style:font-weight-asian="normal" fo:color="#bdcddb" style:font-weight-complex="normal"/>
    </style:style>
    <style:style style:name="T3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fo:font-weight="normal" style:font-weight-asian="normal" style:font-weight-complex="normal" fo:color="#a9b7c6"/>
    </style:style>
    <style:style style:name="T4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fo:font-weight="normal" style:font-weight-asian="normal" style:font-weight-complex="normal" fo:color="#6897bb"/>
    </style:style>
    <style:style style:name="T5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fo:font-weight="normal" style:font-weight-asian="normal" style:font-weight-complex="normal" fo:color="#cc7832"/>
    </style:style>
    <style:style style:name="T6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fo:color="#ff8100" style:font-weight-asian="bold" style:font-weight-complex="bold" fo:font-weight="bold"/>
    </style:style>
    <style:style style:name="T7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fo:font-weight="normal" style:font-weight-asian="normal" style:font-weight-complex="normal" fo:color="#bdcddb"/>
    </style:style>
    <style:style style:name="T8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asian="bold" fo:font-weight="bold" style:font-weight-complex="bold" fo:color="#ff8100"/>
    </style:style>
    <style:style style:name="T9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fo:color="#bdcddb" style:font-weight-complex="normal" style:font-weight-asian="normal" fo:font-weight="normal"/>
    </style:style>
    <style:style style:name="T10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complex="normal" style:font-weight-asian="normal" fo:font-weight="normal" fo:color="#a9b7c6"/>
    </style:style>
    <style:style style:name="T11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complex="normal" style:font-weight-asian="normal" fo:font-weight="normal" fo:color="#6897bb"/>
    </style:style>
    <style:style style:name="T12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complex="normal" style:font-weight-asian="normal" fo:font-weight="normal" fo:color="#cc7832"/>
    </style:style>
    <style:style style:name="T13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fo:font-weight="bold" fo:color="#ff8100" style:font-weight-asian="bold" style:font-weight-complex="bold"/>
    </style:style>
    <style:style style:name="T14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fo:color="#bdcddb" fo:font-weight="normal" style:font-weight-complex="normal" style:font-weight-asian="normal"/>
    </style:style>
    <style:style style:name="T15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fo:font-weight="normal" style:font-weight-complex="normal" style:font-weight-asian="normal" fo:color="#a9b7c6"/>
    </style:style>
    <style:style style:name="T16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fo:font-weight="normal" style:font-weight-complex="normal" style:font-weight-asian="normal" fo:color="#6897bb"/>
    </style:style>
    <style:style style:name="T17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fo:font-weight="normal" style:font-weight-complex="normal" style:font-weight-asian="normal" fo:color="#cc7832"/>
    </style:style>
    <style:style style:name="T18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complex="bold" fo:font-weight="bold" style:font-weight-asian="bold" fo:color="#ff8100"/>
    </style:style>
    <style:style style:name="T19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complex="normal" fo:color="#bdcddb" style:font-weight-asian="normal" fo:font-weight="normal"/>
    </style:style>
    <style:style style:name="T20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fo:color="#ff8100" style:font-weight-asian="bold" fo:font-weight="bold" style:font-weight-complex="bold"/>
    </style:style>
    <style:style style:name="T21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complex="bold" fo:font-weight="bold" fo:color="#ff8100" style:font-weight-asian="bold"/>
    </style:style>
    <style:style style:name="T22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asian="normal" fo:font-weight="normal" fo:color="#bdcddb" style:font-weight-complex="normal"/>
    </style:style>
    <style:style style:name="T23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asian="normal" fo:font-weight="normal" style:font-weight-complex="normal" fo:color="#a9b7c6"/>
    </style:style>
    <style:style style:name="T24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asian="normal" fo:font-weight="normal" style:font-weight-complex="normal" fo:color="#6897bb"/>
    </style:style>
    <style:style style:name="T25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asian="normal" fo:font-weight="normal" style:font-weight-complex="normal" fo:color="#cc7832"/>
    </style:style>
    <style:style style:name="T26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asian="bold" fo:color="#ff8100" fo:font-weight="bold" style:font-weight-complex="bold"/>
    </style:style>
    <style:style style:name="T27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complex="normal" fo:font-weight="normal" style:font-weight-asian="normal" fo:color="#bdcddb"/>
    </style:style>
    <style:style style:name="T28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complex="normal" fo:font-weight="normal" style:font-weight-asian="normal" fo:color="#a9b7c6"/>
    </style:style>
    <style:style style:name="T29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complex="normal" fo:font-weight="normal" style:font-weight-asian="normal" fo:color="#6897bb"/>
    </style:style>
    <style:style style:name="T30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complex="normal" fo:font-weight="normal" style:font-weight-asian="normal" fo:color="#cc7832"/>
    </style:style>
    <style:style style:name="T31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fo:font-weight="bold" style:font-weight-asian="bold" fo:color="#ff8100" style:font-weight-complex="bold"/>
    </style:style>
    <style:style style:name="T32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asian="normal" fo:color="#bdcddb" fo:font-weight="normal" style:font-weight-complex="normal"/>
    </style:style>
    <style:style style:name="T33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fo:color="#ff8100" fo:font-weight="bold" style:font-weight-asian="bold" style:font-weight-complex="bold"/>
    </style:style>
    <style:style style:name="T34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fo:color="#bdcddb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Voraz</text:p>
          </table:table-cell>
          <table:table-cell office:value-type="string" calcext:value-type="string">
            <text:p>Valor</text:p>
          </table:table-cell>
          <table:table-cell/>
          <table:table-cell office:value-type="string" calcext:value-type="string">
            <text:p>ProgDin</text:p>
          </table:table-cell>
          <table:table-cell office:value-type="string" calcext:value-type="string">
            <text:p>Valor</text:p>
          </table:table-cell>
          <table:table-cell/>
          <table:table-cell office:value-type="string" calcext:value-type="string">
            <text:p>RamPoda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1000A</text:p>
          </table:table-cell>
          <table:table-cell office:value-type="float" office:value="0.000249734" calcext:value-type="float">
            <text:p>0,000249734</text:p>
          </table:table-cell>
          <table:table-cell office:value-type="float" office:value="12803.3" calcext:value-type="float">
            <text:p>12803,3</text:p>
          </table:table-cell>
          <table:table-cell/>
          <table:table-cell office:value-type="float" office:value="0.052043233" calcext:value-type="float">
            <text:p>0,052043233</text:p>
          </table:table-cell>
          <table:table-cell office:value-type="float" office:value="13165.8" calcext:value-type="float">
            <text:p>13165,8</text:p>
          </table:table-cell>
          <table:table-cell/>
          <table:table-cell office:value-type="float" office:value="0.017049" calcext:value-type="float">
            <text:p>0,017049</text:p>
          </table:table-cell>
          <table:table-cell office:value-type="float" office:value="12801" calcext:value-type="float">
            <text:p>12801</text:p>
          </table:table-cell>
        </table:table-row>
        <table:table-row table:style-name="ro1">
          <table:table-cell office:value-type="string" calcext:value-type="string">
            <text:p>1000B</text:p>
          </table:table-cell>
          <table:table-cell office:value-type="float" office:value="0.000261837" calcext:value-type="float">
            <text:p>0,000261837</text:p>
          </table:table-cell>
          <table:table-cell table:style-name="ce1" office:value-type="float" office:value="12445.7" calcext:value-type="float">
            <text:p>12445,7</text:p>
          </table:table-cell>
          <table:table-cell/>
          <table:table-cell office:value-type="float" office:value="0.051152667" calcext:value-type="float">
            <text:p>0,051152667</text:p>
          </table:table-cell>
          <table:table-cell office:value-type="float" office:value="12972.5" calcext:value-type="float">
            <text:p>12972,5</text:p>
          </table:table-cell>
          <table:table-cell/>
          <table:table-cell office:value-type="float" office:value="0.0130086" calcext:value-type="float">
            <text:p>0,0130086</text:p>
          </table:table-cell>
          <table:table-cell office:value-type="float" office:value="12444.5" calcext:value-type="float">
            <text:p>12444,5</text:p>
          </table:table-cell>
        </table:table-row>
        <table:table-row table:style-name="ro1">
          <table:table-cell office:value-type="string" calcext:value-type="string">
            <text:p>1000C</text:p>
          </table:table-cell>
          <table:table-cell office:value-type="float" office:value="0.000251872" calcext:value-type="float">
            <text:p>0,000251872</text:p>
          </table:table-cell>
          <table:table-cell office:value-type="float" office:value="12905.5" calcext:value-type="float">
            <text:p>12905,5</text:p>
          </table:table-cell>
          <table:table-cell/>
          <table:table-cell office:value-type="float" office:value="0.0511112" calcext:value-type="float">
            <text:p>0,0511112</text:p>
          </table:table-cell>
          <table:table-cell office:value-type="float" office:value="13647.5" calcext:value-type="float">
            <text:p>13647,5</text:p>
          </table:table-cell>
          <table:table-cell/>
          <table:table-cell office:value-type="float" office:value="0.0109592" calcext:value-type="float">
            <text:p>0,0109592</text:p>
          </table:table-cell>
          <table:table-cell office:value-type="float" office:value="12904.1" calcext:value-type="float">
            <text:p>12904,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100000A</text:p>
          </table:table-cell>
          <table:table-cell office:value-type="float" office:value="0.042171933" calcext:value-type="float">
            <text:p>0,042171933</text:p>
          </table:table-cell>
          <table:table-cell office:value-type="float" office:value="128475" calcext:value-type="float">
            <text:p>128475</text:p>
          </table:table-cell>
          <table:table-cell/>
          <table:table-cell office:value-type="float" office:value="5.45513" calcext:value-type="float">
            <text:p>5,45513</text:p>
          </table:table-cell>
          <table:table-cell office:value-type="float" office:value="159232" calcext:value-type="float">
            <text:p>159232</text:p>
          </table:table-cell>
          <table:table-cell/>
          <table:table-cell office:value-type="float" office:value="38.5951" calcext:value-type="float">
            <text:p>38,5951</text:p>
          </table:table-cell>
          <table:table-cell office:value-type="float" office:value="128474" calcext:value-type="float">
            <text:p>128474</text:p>
          </table:table-cell>
        </table:table-row>
        <table:table-row table:style-name="ro1">
          <table:table-cell office:value-type="string" calcext:value-type="string">
            <text:p>100000B</text:p>
          </table:table-cell>
          <table:table-cell office:value-type="float" office:value="0.0421377" calcext:value-type="float">
            <text:p>0,0421377</text:p>
          </table:table-cell>
          <table:table-cell office:value-type="float" office:value="133659" calcext:value-type="float">
            <text:p>133659</text:p>
          </table:table-cell>
          <table:table-cell/>
          <table:table-cell office:value-type="float" office:value="5.43817" calcext:value-type="float">
            <text:p>5,43817</text:p>
          </table:table-cell>
          <table:table-cell office:value-type="float" office:value="156013" calcext:value-type="float">
            <text:p>156013</text:p>
          </table:table-cell>
          <table:table-cell/>
          <table:table-cell office:value-type="float" office:value="66.7556" calcext:value-type="float">
            <text:p>66,7556</text:p>
          </table:table-cell>
          <table:table-cell office:value-type="float" office:value="133659" calcext:value-type="float">
            <text:p>133659</text:p>
          </table:table-cell>
        </table:table-row>
        <table:table-row table:style-name="ro1">
          <table:table-cell office:value-type="string" calcext:value-type="string">
            <text:p>100000C</text:p>
          </table:table-cell>
          <table:table-cell office:value-type="float" office:value="0.042296433" calcext:value-type="float">
            <text:p>0,042296433</text:p>
          </table:table-cell>
          <table:table-cell office:value-type="float" office:value="129030" calcext:value-type="float">
            <text:p>129030</text:p>
          </table:table-cell>
          <table:table-cell/>
          <table:table-cell office:value-type="float" office:value="5.42873" calcext:value-type="float">
            <text:p>5,42873</text:p>
          </table:table-cell>
          <table:table-cell office:value-type="float" office:value="157786" calcext:value-type="float">
            <text:p>157786</text:p>
          </table:table-cell>
          <table:table-cell/>
          <table:table-cell office:value-type="float" office:value="33.7666" calcext:value-type="float">
            <text:p>33,7666</text:p>
          </table:table-cell>
          <table:table-cell office:value-type="float" office:value="129029" calcext:value-type="float">
            <text:p>12902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1000000A</text:p>
          </table:table-cell>
          <table:table-cell office:value-type="float" office:value="0.460419333" calcext:value-type="float">
            <text:p>0,460419333</text:p>
          </table:table-cell>
          <table:table-cell office:value-type="float" office:value="410797" calcext:value-type="float">
            <text:p>4107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0000B</text:p>
          </table:table-cell>
          <table:table-cell office:value-type="float" office:value="0.454218333" calcext:value-type="float">
            <text:p>0,454218333</text:p>
          </table:table-cell>
          <table:table-cell office:value-type="float" office:value="408655" calcext:value-type="float">
            <text:p>4086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0000C</text:p>
          </table:table-cell>
          <table:table-cell office:value-type="float" office:value="0.45719" calcext:value-type="float">
            <text:p>0,45719</text:p>
          </table:table-cell>
          <table:table-cell office:value-type="float" office:value="407775" calcext:value-type="float">
            <text:p>407775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4" office:value-type="string" calcext:value-type="string">
            <text:p><text:span text:style-name="T1">const int </text:span><text:span text:style-name="T2">MAX_GENERACIONES </text:span><text:span text:style-name="T3">= </text:span><text:span text:style-name="T4">1000</text:span><text:span text:style-name="T5">;</text:span><text:span text:style-name="T5"/><text:span text:style-name="T6">const int </text:span><text:span text:style-name="T7">TAM_POBL </text:span><text:span text:style-name="T3">= </text:span><text:span text:style-name="T4">100</text:span><text:span text:style-name="T5">;</text:span><text:span text:style-name="T5"/><text:span text:style-name="T8">const int </text:span><text:span text:style-name="T9">TAM_ULT </text:span><text:span text:style-name="T10">= </text:span><text:span text:style-name="T11">10</text:span><text:span text:style-name="T12">;</text:span><text:span text:style-name="T12"/><text:span text:style-name="T13">const double </text:span><text:span text:style-name="T14">PROB_MUTACION </text:span><text:span text:style-name="T15">= </text:span><text:span text:style-name="T16">0.05</text:span><text:span text:style-name="T17">;</text:span><text:span text:style-name="T17"/><text:span text:style-name="T18">const double </text:span><text:span text:style-name="T19">PORC_MUTACION </text:span><text:span text:style-name="T10">= </text:span><text:span text:style-name="T11">0.01</text:span><text:span text:style-name="T12">;</text:span><text:span text:style-name="T12"/><text:span text:style-name="T20">const double </text:span><text:span text:style-name="T9">PROB_CRUCE </text:span><text:span text:style-name="T10">= </text:span><text:span text:style-name="T11">0.85</text:span><text:span text:style-name="T12">;</text:span><text:span text:style-name="T12"/><text:span text:style-name="T21">const double </text:span><text:span text:style-name="T22">PROB_ELITISMO </text:span><text:span text:style-name="T23">= </text:span><text:span text:style-name="T24">0.1</text:span><text:span text:style-name="T25">;</text:span><text:span text:style-name="T25"/><text:span text:style-name="T26">const double </text:span><text:span text:style-name="T27">PROB_1CUARTIL </text:span><text:span text:style-name="T28">= </text:span><text:span text:style-name="T29">0.5</text:span><text:span text:style-name="T30">;</text:span><text:span text:style-name="T30"/><text:span text:style-name="T31">const double </text:span><text:span text:style-name="T32">PROB_2CUARTIL </text:span><text:span text:style-name="T23">= </text:span><text:span text:style-name="T24">0.8</text:span><text:span text:style-name="T25">;</text:span><text:span text:style-name="T25"/><text:span text:style-name="T33">const double </text:span><text:span text:style-name="T34">PROB_3CUARTIL </text:span><text:span text:style-name="T3">= </text:span><text:span text:style-name="T4">0.95</text:span><text:span text:style-name="T5">;</text:span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netico</text:p>
          </table:table-cell>
          <table:table-cell office:value-type="string" calcext:value-type="string">
            <text:p>Val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0A</text:p>
          </table:table-cell>
          <table:table-cell office:value-type="float" office:value="1.3657" calcext:value-type="float">
            <text:p>1,3657</text:p>
          </table:table-cell>
          <table:table-cell office:value-type="float" office:value="6365.26" calcext:value-type="float">
            <text:p>6365,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80386" calcext:value-type="float">
            <text:p>0,880386</text:p>
          </table:table-cell>
          <table:table-cell office:value-type="float" office:value="5698.52" calcext:value-type="float">
            <text:p>5698,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55099" calcext:value-type="float">
            <text:p>1,55099</text:p>
          </table:table-cell>
          <table:table-cell office:value-type="float" office:value="7309.02" calcext:value-type="float">
            <text:p>7309,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24554" calcext:value-type="float">
            <text:p>0,824554</text:p>
          </table:table-cell>
          <table:table-cell office:value-type="float" office:value="5592.46" calcext:value-type="float">
            <text:p>5592,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68257" calcext:value-type="float">
            <text:p>1,68257</text:p>
          </table:table-cell>
          <table:table-cell office:value-type="float" office:value="6509.06" calcext:value-type="float">
            <text:p>6509,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58599" calcext:value-type="float">
            <text:p>1,58599</text:p>
          </table:table-cell>
          <table:table-cell office:value-type="float" office:value="6647.46" calcext:value-type="float">
            <text:p>6647,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34314" calcext:value-type="float">
            <text:p>1,34314</text:p>
          </table:table-cell>
          <table:table-cell office:value-type="float" office:value="6935.55" calcext:value-type="float">
            <text:p>6935,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354" calcext:value-type="float">
            <text:p>0,9354</text:p>
          </table:table-cell>
          <table:table-cell office:value-type="float" office:value="6224.15" calcext:value-type="float">
            <text:p>6224,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66424" calcext:value-type="float">
            <text:p>1,66424</text:p>
          </table:table-cell>
          <table:table-cell office:value-type="float" office:value="6948.62" calcext:value-type="float">
            <text:p>6948,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32457" calcext:value-type="float">
            <text:p>0,332457</text:p>
          </table:table-cell>
          <table:table-cell office:value-type="float" office:value="4644.46" calcext:value-type="float">
            <text:p>4644,46</text:p>
          </table:table-cell>
          <table:table-cell table:number-columns-repeated="6"/>
        </table:table-row>
        <table:table-row table:style-name="ro1">
          <table:table-cell/>
          <table:table-cell table:formula="of:=(SUM([.B17:.B26])/10)" office:value-type="float" office:value="1.2165427" calcext:value-type="float">
            <text:p>1,2165427</text:p>
          </table:table-cell>
          <table:table-cell table:formula="of:=(SUM([.C17:.C26])/10)" office:value-type="float" office:value="6287.456" calcext:value-type="float">
            <text:p>6287,45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000B</text:p>
          </table:table-cell>
          <table:table-cell office:value-type="float" office:value="1.70149" calcext:value-type="float">
            <text:p>1,70149</text:p>
          </table:table-cell>
          <table:table-cell office:value-type="float" office:value="7019.75" calcext:value-type="float">
            <text:p>7019,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51501" calcext:value-type="float">
            <text:p>0,451501</text:p>
          </table:table-cell>
          <table:table-cell office:value-type="float" office:value="4870.14" calcext:value-type="float">
            <text:p>4870,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248" calcext:value-type="float">
            <text:p>1,248</text:p>
          </table:table-cell>
          <table:table-cell office:value-type="float" office:value="6470.11" calcext:value-type="float">
            <text:p>6470,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4146" calcext:value-type="float">
            <text:p>0,944146</text:p>
          </table:table-cell>
          <table:table-cell office:value-type="float" office:value="5456.98" calcext:value-type="float">
            <text:p>5456,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70794" calcext:value-type="float">
            <text:p>1,70794</text:p>
          </table:table-cell>
          <table:table-cell office:value-type="float" office:value="6849.38" calcext:value-type="float">
            <text:p>6849,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66833" calcext:value-type="float">
            <text:p>1,66833</text:p>
          </table:table-cell>
          <table:table-cell office:value-type="float" office:value="7066.49" calcext:value-type="float">
            <text:p>7066,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69271" calcext:value-type="float">
            <text:p>1,69271</text:p>
          </table:table-cell>
          <table:table-cell office:value-type="float" office:value="6785.64" calcext:value-type="float">
            <text:p>6785,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742284" calcext:value-type="float">
            <text:p>0,742284</text:p>
          </table:table-cell>
          <table:table-cell office:value-type="float" office:value="5186.24" calcext:value-type="float">
            <text:p>5186,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47243" calcext:value-type="float">
            <text:p>1,47243</text:p>
          </table:table-cell>
          <table:table-cell office:value-type="float" office:value="6222.11" calcext:value-type="float">
            <text:p>6222,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81764" calcext:value-type="float">
            <text:p>2,81764</text:p>
          </table:table-cell>
          <table:table-cell office:value-type="float" office:value="7136.79" calcext:value-type="float">
            <text:p>7136,79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(SUM([.B29:.B38])/10)" office:value-type="float" office:value="1.4446471" calcext:value-type="float">
            <text:p>1,4446471</text:p>
          </table:table-cell>
          <table:table-cell table:formula="of:=(SUM([.C29:.C38])/10)" office:value-type="float" office:value="6306.363" calcext:value-type="float">
            <text:p>6306,36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000C</text:p>
          </table:table-cell>
          <table:table-cell office:value-type="float" office:value="1.61373" calcext:value-type="float">
            <text:p>1,61373</text:p>
          </table:table-cell>
          <table:table-cell office:value-type="float" office:value="6788.4" calcext:value-type="float">
            <text:p>6788,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67493" calcext:value-type="float">
            <text:p>1,67493</text:p>
          </table:table-cell>
          <table:table-cell office:value-type="float" office:value="7192.69" calcext:value-type="float">
            <text:p>7192,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2986" calcext:value-type="float">
            <text:p>0,952986</text:p>
          </table:table-cell>
          <table:table-cell office:value-type="float" office:value="5311.1" calcext:value-type="float">
            <text:p>5311,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64412" calcext:value-type="float">
            <text:p>2,64412</text:p>
          </table:table-cell>
          <table:table-cell office:value-type="float" office:value="8479.58" calcext:value-type="float">
            <text:p>8479,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8309" calcext:value-type="float">
            <text:p>1,98309</text:p>
          </table:table-cell>
          <table:table-cell office:value-type="float" office:value="7029.83" calcext:value-type="float">
            <text:p>7029,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87454" calcext:value-type="float">
            <text:p>1,87454</text:p>
          </table:table-cell>
          <table:table-cell office:value-type="float" office:value="6610.03" calcext:value-type="float">
            <text:p>6610,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2898" calcext:value-type="float">
            <text:p>1,92898</text:p>
          </table:table-cell>
          <table:table-cell office:value-type="float" office:value="7331.75" calcext:value-type="float">
            <text:p>7331,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722183" calcext:value-type="float">
            <text:p>0,722183</text:p>
          </table:table-cell>
          <table:table-cell office:value-type="float" office:value="5305.44" calcext:value-type="float">
            <text:p>5305,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31507" calcext:value-type="float">
            <text:p>1,31507</text:p>
          </table:table-cell>
          <table:table-cell office:value-type="float" office:value="6265.06" calcext:value-type="float">
            <text:p>6265,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84137" calcext:value-type="float">
            <text:p>1,84137</text:p>
          </table:table-cell>
          <table:table-cell office:value-type="float" office:value="7367.8" calcext:value-type="float">
            <text:p>7367,8</text:p>
          </table:table-cell>
          <table:table-cell table:number-columns-repeated="6"/>
        </table:table-row>
        <table:table-row table:style-name="ro1">
          <table:table-cell/>
          <table:table-cell table:formula="of:=(SUM([.B41:.B50])/10)" office:value-type="float" office:value="1.6550999" calcext:value-type="float">
            <text:p>1,6550999</text:p>
          </table:table-cell>
          <table:table-cell table:formula="of:=(SUM([.C41:.C50])/10)" office:value-type="float" office:value="6768.168" calcext:value-type="float">
            <text:p>6768,16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 style:data-style-name="N2" text:time-value="16:41:38.73113814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5:55:29.791757289</meta:creation-date>
    <dc:date>2017-05-01T17:15:17.293370761</dc:date>
    <meta:editing-duration>PT12M14S</meta:editing-duration>
    <meta:editing-cycles>2</meta:editing-cycles>
    <meta:generator>LibreOffice/5.3.1.2$Linux_X86_64 LibreOffice_project/30m0$Build-2</meta:generator>
    <meta:document-statistic meta:table-count="1" meta:cell-count="129" meta:object-count="0"/>
  </office:meta>
</office:document-meta>
</file>